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19" style:family="table">
      <style:table-properties style:width="18.018cm" fo:margin-left="0cm" table:align="left" style:writing-mode="lr-tb"/>
    </style:style>
    <style:style style:name="Таблица19.A" style:family="table-column">
      <style:table-column-properties style:column-width="6.001cm"/>
    </style:style>
    <style:style style:name="Таблица19.B" style:family="table-column">
      <style:table-column-properties style:column-width="12.017cm"/>
    </style:style>
    <style:style style:name="Таблица19.A1" style:family="table-cell">
      <style:table-cell-properties fo:padding="0.049cm" fo:border="none" style:writing-mode="lr-tb"/>
    </style:style>
    <style:style style:name="Таблица19.B1" style:family="table-cell">
      <style:table-cell-properties style:vertical-align="middle" fo:padding="0.049cm" fo:border="none" style:writing-mode="lr-tb"/>
    </style:style>
    <style:style style:name="Таблица18" style:family="table">
      <style:table-properties style:width="18.018cm" fo:margin-left="0cm" table:align="left" style:writing-mode="lr-tb"/>
    </style:style>
    <style:style style:name="Таблица18.A" style:family="table-column">
      <style:table-column-properties style:column-width="6.001cm"/>
    </style:style>
    <style:style style:name="Таблица18.B" style:family="table-column">
      <style:table-column-properties style:column-width="12.017cm"/>
    </style:style>
    <style:style style:name="Таблица18.A1" style:family="table-cell">
      <style:table-cell-properties fo:padding="0.049cm" fo:border="none" style:writing-mode="lr-tb"/>
    </style:style>
    <style:style style:name="Таблица18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7" style:family="table">
      <style:table-properties style:width="18.018cm" fo:margin-left="0cm" table:align="left" style:writing-mode="lr-tb"/>
    </style:style>
    <style:style style:name="Таблица17.A" style:family="table-column">
      <style:table-column-properties style:column-width="6.001cm"/>
    </style:style>
    <style:style style:name="Таблица17.B" style:family="table-column">
      <style:table-column-properties style:column-width="12.017cm"/>
    </style:style>
    <style:style style:name="Таблица17.A1" style:family="table-cell">
      <style:table-cell-properties fo:padding="0.049cm" fo:border="none" style:writing-mode="lr-tb"/>
    </style:style>
    <style:style style:name="Таблица17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" fo:language="en" fo:country="US"/>
    </style:style>
    <style:style style:name="P4" style:family="paragraph" style:parent-style-name="Standard">
      <style:text-properties style:font-name="Arial" fo:font-size="10pt" fo:language="en" fo:country="US" officeooo:rsid="0023fc81" officeooo:paragraph-rsid="0023fc81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_20__28_user_29_">
      <style:paragraph-properties style:snap-to-layout-grid="false"/>
      <style:text-properties style:font-name="Arial" officeooo:paragraph-rsid="002bfd58"/>
    </style:style>
    <style:style style:name="P7" style:family="paragraph" style:parent-style-name="Table_20_Contents_20__28_user_29_">
      <style:paragraph-properties style:snap-to-layout-grid="false"/>
      <style:text-properties style:font-name="Arial" officeooo:paragraph-rsid="002bfd58" style:font-name-complex="Arial"/>
    </style:style>
    <style:style style:name="P8" style:family="paragraph" style:parent-style-name="Table_20_Contents_20__28_user_29_">
      <style:paragraph-properties style:snap-to-layout-grid="false"/>
      <style:text-properties style:font-name="Arial" fo:language="en" fo:country="GB"/>
    </style:style>
    <style:style style:name="P9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05746f"/>
    </style:style>
    <style:style style:name="P10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/>
    </style:style>
    <style:style style:name="P11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05746f"/>
    </style:style>
    <style:style style:name="P12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2bfd58"/>
    </style:style>
    <style:style style:name="P13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69b8e6"/>
    </style:style>
    <style:style style:name="P14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71cb5b"/>
    </style:style>
    <style:style style:name="P15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7755be"/>
    </style:style>
    <style:style style:name="P16" style:family="paragraph" style:parent-style-name="Table_20_Contents_20__28_user_29_">
      <style:paragraph-properties style:snap-to-layout-grid="false"/>
      <style:text-properties style:font-name="Arial" fo:language="en" fo:country="US"/>
    </style:style>
    <style:style style:name="P17" style:family="paragraph" style:parent-style-name="Table_20_Contents_20__28_user_29_">
      <style:paragraph-properties style:snap-to-layout-grid="false"/>
      <style:text-properties style:font-name="Arial" fo:language="en" fo:country="US" officeooo:paragraph-rsid="005805e5"/>
    </style:style>
    <style:style style:name="P18" style:family="paragraph" style:parent-style-name="Table_20_Contents_20__28_user_29_">
      <style:paragraph-properties style:snap-to-layout-grid="false"/>
      <style:text-properties style:font-name="Arial" fo:language="en" fo:country="US" officeooo:paragraph-rsid="0005746f"/>
    </style:style>
    <style:style style:name="P19" style:family="paragraph" style:parent-style-name="Table_20_Contents_20__28_user_29_">
      <style:paragraph-properties style:snap-to-layout-grid="false"/>
      <style:text-properties style:font-name="Arial" fo:language="en" fo:country="US" officeooo:paragraph-rsid="002bfd58"/>
    </style:style>
    <style:style style:name="P20" style:family="paragraph" style:parent-style-name="Table_20_Contents_20__28_user_29_">
      <style:paragraph-properties style:snap-to-layout-grid="false"/>
      <style:text-properties style:font-name="Arial" fo:language="en" fo:country="US" officeooo:paragraph-rsid="002214ce"/>
    </style:style>
    <style:style style:name="P21" style:family="paragraph" style:parent-style-name="Table_20_Contents_20__28_user_29_">
      <style:paragraph-properties style:snap-to-layout-grid="false"/>
      <style:text-properties style:font-name="Arial" fo:language="en" fo:country="US" officeooo:paragraph-rsid="0069b8e6"/>
    </style:style>
    <style:style style:name="P22" style:family="paragraph" style:parent-style-name="Table_20_Contents_20__28_user_29_">
      <style:paragraph-properties style:snap-to-layout-grid="false"/>
      <style:text-properties style:font-name="Arial" fo:language="en" fo:country="US" fo:font-weight="bold" style:font-weight-asian="bold"/>
    </style:style>
    <style:style style:name="P23" style:family="paragraph" style:parent-style-name="Table_20_Contents_20__28_user_29_">
      <style:paragraph-properties style:snap-to-layout-grid="false"/>
      <style:text-properties style:font-name="Arial" fo:language="en" fo:country="US" fo:font-weight="bold" officeooo:paragraph-rsid="0071cb5b" style:font-weight-asian="bold"/>
    </style:style>
    <style:style style:name="P24" style:family="paragraph" style:parent-style-name="Table_20_Contents_20__28_user_29_">
      <style:paragraph-properties style:snap-to-layout-grid="false"/>
      <style:text-properties style:font-name="Arial" fo:language="en" fo:country="US" fo:font-weight="bold" officeooo:paragraph-rsid="007755be" style:font-weight-asian="bold"/>
    </style:style>
    <style:style style:name="P25" style:family="paragraph" style:parent-style-name="Table_20_Contents_20__28_user_29_">
      <style:paragraph-properties style:snap-to-layout-grid="false"/>
      <style:text-properties style:font-name="Arial" fo:language="en" fo:country="US" fo:font-weight="bold" officeooo:rsid="0005746f" officeooo:paragraph-rsid="0005746f" style:font-weight-asian="bold"/>
    </style:style>
    <style:style style:name="P26" style:family="paragraph" style:parent-style-name="Table_20_Contents_20__28_user_29_">
      <style:paragraph-properties style:snap-to-layout-grid="false"/>
      <style:text-properties style:font-name="Arial" fo:language="en" fo:country="US" fo:font-weight="bold" officeooo:rsid="0069b8e6" officeooo:paragraph-rsid="0069b8e6" style:font-weight-asian="bold"/>
    </style:style>
    <style:style style:name="P27" style:family="paragraph" style:parent-style-name="Table_20_Contents_20__28_user_29_">
      <style:paragraph-properties style:snap-to-layout-grid="false"/>
      <style:text-properties style:font-name="Arial" fo:language="en" fo:country="US" officeooo:rsid="0011a9de" officeooo:paragraph-rsid="0011a9de"/>
    </style:style>
    <style:style style:name="P28" style:family="paragraph" style:parent-style-name="Table_20_Contents_20__28_user_29_">
      <style:paragraph-properties style:snap-to-layout-grid="false"/>
      <style:text-properties style:font-name="Arial" fo:language="en" fo:country="US" officeooo:rsid="0005746f" officeooo:paragraph-rsid="0005746f"/>
    </style:style>
    <style:style style:name="P29" style:family="paragraph" style:parent-style-name="Table_20_Contents_20__28_user_29_">
      <style:paragraph-properties style:snap-to-layout-grid="false"/>
      <style:text-properties style:font-name="Arial" fo:language="en" fo:country="US" officeooo:rsid="002bfd58" officeooo:paragraph-rsid="002bfd58"/>
    </style:style>
    <style:style style:name="P30" style:family="paragraph" style:parent-style-name="Table_20_Contents_20__28_user_29_">
      <style:paragraph-properties style:snap-to-layout-grid="false"/>
      <style:text-properties style:font-name="Arial" fo:language="en" fo:country="US" officeooo:rsid="0011b833" officeooo:paragraph-rsid="002bfd58"/>
    </style:style>
    <style:style style:name="P31" style:family="paragraph" style:parent-style-name="Table_20_Contents_20__28_user_29_">
      <style:paragraph-properties style:snap-to-layout-grid="false"/>
      <style:text-properties style:font-name="Arial" fo:language="en" fo:country="US" officeooo:paragraph-rsid="002bfd58" style:font-name-complex="Arial"/>
    </style:style>
    <style:style style:name="P32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rsid="00726569" officeooo:paragraph-rsid="00726569"/>
    </style:style>
    <style:style style:name="P33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rsid="00726569" officeooo:paragraph-rsid="007755be"/>
    </style:style>
    <style:style style:name="P34" style:family="paragraph" style:parent-style-name="Table_20_Contents_20__28_user_29_">
      <style:text-properties style:font-name="Arial" officeooo:rsid="00764152" officeooo:paragraph-rsid="00764152"/>
    </style:style>
    <style:style style:name="P35" style:family="paragraph" style:parent-style-name="Table_20_Contents_20__28_user_29_">
      <style:paragraph-properties style:snap-to-layout-grid="false"/>
    </style:style>
    <style:style style:name="P36" style:family="paragraph" style:parent-style-name="Table_20_Contents_20__28_user_29_">
      <style:paragraph-properties style:snap-to-layout-grid="false"/>
      <style:text-properties officeooo:paragraph-rsid="0005746f"/>
    </style:style>
    <style:style style:name="P37" style:family="paragraph" style:parent-style-name="Table_20_Contents_20__28_user_29_">
      <style:paragraph-properties style:snap-to-layout-grid="false"/>
      <style:text-properties officeooo:paragraph-rsid="00139761"/>
    </style:style>
    <style:style style:name="P38" style:family="paragraph" style:parent-style-name="Table_20_Contents_20__28_user_29_">
      <style:paragraph-properties style:snap-to-layout-grid="false"/>
      <style:text-properties officeooo:paragraph-rsid="002bfd58"/>
    </style:style>
    <style:style style:name="P39" style:family="paragraph" style:parent-style-name="Table_20_Contents_20__28_user_29_">
      <style:paragraph-properties style:snap-to-layout-grid="false"/>
      <style:text-properties officeooo:paragraph-rsid="0069b8e6"/>
    </style:style>
    <style:style style:name="P40" style:family="paragraph" style:parent-style-name="Table_20_Contents_20__28_user_29_">
      <style:paragraph-properties style:snap-to-layout-grid="false"/>
      <style:text-properties officeooo:paragraph-rsid="0071cb5b"/>
    </style:style>
    <style:style style:name="P41" style:family="paragraph" style:parent-style-name="Table_20_Contents_20__28_user_29_">
      <style:paragraph-properties style:snap-to-layout-grid="false"/>
      <style:text-properties officeooo:paragraph-rsid="007755be"/>
    </style:style>
    <style:style style:name="P42" style:family="paragraph" style:parent-style-name="Table_20_Contents_20__28_user_29_">
      <style:text-properties officeooo:paragraph-rsid="002bfd58"/>
    </style:style>
    <style:style style:name="P43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</style:style>
    <style:style style:name="P44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" fo:language="en" fo:country="US"/>
    </style:style>
    <style:style style:name="P45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" fo:language="en" fo:country="US" officeooo:paragraph-rsid="00460978"/>
    </style:style>
    <style:style style:name="P46" style:family="paragraph" style:parent-style-name="Text_20_body">
      <style:paragraph-properties fo:margin-top="0cm" fo:margin-bottom="0.21cm" style:contextual-spacing="false">
        <style:tab-stops>
          <style:tab-stop style:position="0cm"/>
        </style:tab-stops>
      </style:paragraph-properties>
      <style:text-properties style:font-name="Arial" fo:language="en" fo:country="US" officeooo:paragraph-rsid="0005746f"/>
    </style:style>
    <style:style style:name="P47" style:family="paragraph" style:parent-style-name="Table_20_Contents_20__28_user_29_">
      <style:paragraph-properties fo:margin-top="0cm" fo:margin-bottom="0.21cm" style:contextual-spacing="false" style:snap-to-layout-grid="false">
        <style:tab-stops>
          <style:tab-stop style:position="0cm"/>
        </style:tab-stops>
      </style:paragraph-properties>
      <style:text-properties officeooo:paragraph-rsid="007ea64f"/>
    </style:style>
    <style:style style:name="P48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49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en" fo:country="US"/>
    </style:style>
    <style:style style:name="P50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100873" officeooo:paragraph-rsid="00100873"/>
    </style:style>
    <style:style style:name="P51" style:family="paragraph" style:parent-style-name="Sender">
      <style:paragraph-properties style:snap-to-layout-grid="false"/>
      <style:text-properties style:font-name="Arial" fo:language="en" fo:country="US"/>
    </style:style>
    <style:style style:name="P52" style:family="paragraph" style:parent-style-name="Table_20_Contents">
      <style:paragraph-properties fo:text-align="end" style:justify-single-word="false"/>
      <style:text-properties style:font-name="Arial" fo:language="en" fo:country="US" officeooo:paragraph-rsid="005805e5"/>
    </style:style>
    <style:style style:name="P53" style:family="paragraph" style:parent-style-name="Table_20_Contents">
      <style:text-properties style:font-name="Arial" fo:language="en" fo:country="US" officeooo:rsid="0041af0f" officeooo:paragraph-rsid="005805e5"/>
    </style:style>
    <style:style style:name="P54" style:family="paragraph" style:parent-style-name="Table_20_Contents">
      <style:text-properties style:font-name="Arial" fo:language="en" fo:country="US" officeooo:paragraph-rsid="005805e5"/>
    </style:style>
    <style:style style:name="P55" style:family="paragraph" style:parent-style-name="Table_20_Contents">
      <style:text-properties style:font-name="Arial" officeooo:paragraph-rsid="005805e5"/>
    </style:style>
    <style:style style:name="P56" style:family="paragraph" style:parent-style-name="Table_20_Contents">
      <style:text-properties officeooo:paragraph-rsid="005805e5"/>
    </style:style>
    <style:style style:name="P57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" fo:language="en" fo:country="US"/>
    </style:style>
    <style:style style:name="P58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9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60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officeooo:paragraph-rsid="0069b8e6" style:text-underline-mode="continuous" style:text-overline-mode="continuous" style:text-line-through-mode="continuous"/>
    </style:style>
    <style:style style:name="P61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2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/>
    </style:style>
    <style:style style:name="P6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5a7c47"/>
    </style:style>
    <style:style style:name="P6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71cb5b"/>
    </style:style>
    <style:style style:name="P6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05746f"/>
    </style:style>
    <style:style style:name="P67" style:family="paragraph" style:parent-style-name="Heading_20_3" style:list-style-name="">
      <style:paragraph-properties fo:hyphenation-ladder-count="no-limit">
        <style:tab-stops>
          <style:tab-stop style:position="0cm"/>
        </style:tab-stops>
      </style:paragraph-properties>
      <style:text-properties style:font-name="Arial" fo:language="en" fo:country="US" officeooo:paragraph-rsid="002bfd58" fo:hyphenate="false" loext:hyphenation-no-caps="false"/>
    </style:style>
    <style:style style:name="P6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2bfd58"/>
    </style:style>
    <style:style style:name="P6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100873" officeooo:paragraph-rsid="00100873"/>
    </style:style>
    <style:style style:name="P7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71cb5b" officeooo:paragraph-rsid="007755be"/>
    </style:style>
    <style:style style:name="P7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71cb5b" officeooo:paragraph-rsid="0071cb5b"/>
    </style:style>
    <style:style style:name="P7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05746f" officeooo:paragraph-rsid="0005746f"/>
    </style:style>
    <style:style style:name="P7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2bfd58" officeooo:paragraph-rsid="002bfd58"/>
    </style:style>
    <style:style style:name="P7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font-size="14pt" fo:language="en" fo:country="US" fo:font-weight="bold" officeooo:rsid="007d6d6c" officeooo:paragraph-rsid="007d6d6c" style:font-name-asian="Lucida Sans Unicode" style:font-size-asian="14pt" style:font-weight-asian="bold" style:font-name-complex="Tahoma1" style:font-size-complex="14pt" style:font-weight-complex="bold"/>
    </style:style>
    <style:style style:name="P75" style:family="paragraph" style:parent-style-name="Heading_20_3">
      <style:text-properties fo:language="en" fo:country="US"/>
    </style:style>
    <style:style style:name="P76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77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="Arial" fo:language="en" fo:country="US" officeooo:paragraph-rsid="002bfd58"/>
    </style:style>
    <style:style style:name="P78" style:family="paragraph" style:parent-style-name="Standard" style:list-style-name="WW8Num2"/>
    <style:style style:name="P79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"/>
    </style:style>
    <style:style style:name="T4" style:family="text">
      <style:text-properties style:font-name="Arial" officeooo:rsid="00100873"/>
    </style:style>
    <style:style style:name="T5" style:family="text">
      <style:text-properties style:font-name="Arial" fo:font-size="10pt" fo:language="en" fo:country="US" style:font-size-asian="10pt" style:font-size-complex="10pt"/>
    </style:style>
    <style:style style:name="T6" style:family="text">
      <style:text-properties style:font-name="Arial" fo:font-size="10pt" fo:language="en" fo:country="US" officeooo:rsid="0023fc81" style:font-size-asian="10pt" style:font-size-complex="10pt"/>
    </style:style>
    <style:style style:name="T7" style:family="text">
      <style:text-properties style:font-name="Arial" fo:language="en" fo:country="US"/>
    </style:style>
    <style:style style:name="T8" style:family="text">
      <style:text-properties style:font-name="Arial" fo:language="en" fo:country="US" officeooo:rsid="00328c05"/>
    </style:style>
    <style:style style:name="T9" style:family="text">
      <style:text-properties style:font-name="Arial" fo:language="en" fo:country="US" officeooo:rsid="003c2e45"/>
    </style:style>
    <style:style style:name="T10" style:family="text">
      <style:text-properties style:font-name="Arial" fo:language="en" fo:country="US" officeooo:rsid="002bfd58"/>
    </style:style>
    <style:style style:name="T11" style:family="text">
      <style:text-properties style:font-name="Arial" fo:language="en" fo:country="US" fo:font-weight="bold" style:font-weight-asian="bold"/>
    </style:style>
    <style:style style:name="T12" style:family="text">
      <style:text-properties style:font-name="Arial" fo:language="en" fo:country="US" fo:font-weight="bold" officeooo:rsid="006f1fb9" style:font-weight-asian="bold"/>
    </style:style>
    <style:style style:name="T13" style:family="text">
      <style:text-properties style:font-name="Arial" fo:language="en" fo:country="US" fo:font-weight="bold" officeooo:rsid="0017de37" style:font-weight-asian="bold"/>
    </style:style>
    <style:style style:name="T14" style:family="text">
      <style:text-properties style:font-name="Arial" fo:language="en" fo:country="US" officeooo:rsid="002ba52b"/>
    </style:style>
    <style:style style:name="T15" style:family="text">
      <style:text-properties style:font-name="Arial" fo:language="en" fo:country="US" officeooo:rsid="002214ce"/>
    </style:style>
    <style:style style:name="T16" style:family="text">
      <style:text-properties style:font-name="Arial" fo:language="en" fo:country="US" fo:font-style="italic" officeooo:rsid="002214ce" style:font-style-asian="italic" style:font-style-complex="italic"/>
    </style:style>
    <style:style style:name="T17" style:family="text">
      <style:text-properties style:font-name="Arial" fo:language="en" fo:country="US" fo:font-style="italic" officeooo:rsid="00235273" style:font-style-asian="italic" style:font-style-complex="italic"/>
    </style:style>
    <style:style style:name="T18" style:family="text">
      <style:text-properties style:font-name="Arial" fo:language="en" fo:country="US" officeooo:rsid="002029fa"/>
    </style:style>
    <style:style style:name="T19" style:family="text">
      <style:text-properties style:font-name="Arial" fo:language="en" fo:country="US" officeooo:rsid="0041c0ba"/>
    </style:style>
    <style:style style:name="T20" style:family="text">
      <style:text-properties style:font-name="Arial" fo:language="en" fo:country="US" officeooo:rsid="000a41e5"/>
    </style:style>
    <style:style style:name="T21" style:family="text">
      <style:text-properties style:font-name="Arial" fo:language="en" fo:country="US" officeooo:rsid="005805e5"/>
    </style:style>
    <style:style style:name="T22" style:family="text">
      <style:text-properties style:font-name="Arial" fo:language="en" fo:country="US" officeooo:rsid="0061cd55"/>
    </style:style>
    <style:style style:name="T23" style:family="text">
      <style:text-properties style:font-name="Arial" fo:language="en" fo:country="US" officeooo:rsid="00317bda"/>
    </style:style>
    <style:style style:name="T24" style:family="text">
      <style:text-properties style:font-name="Arial" fo:language="en" fo:country="US" officeooo:rsid="007ea64f"/>
    </style:style>
    <style:style style:name="T25" style:family="text">
      <style:text-properties style:font-name="Arial" fo:font-size="14pt" fo:language="en" fo:country="US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26" style:family="text">
      <style:text-properties style:font-name="Arial" fo:font-size="14pt" fo:language="en" fo:country="US" fo:font-weight="bold" officeooo:rsid="0066a60d" style:font-name-asian="Lucida Sans Unicode" style:font-size-asian="14pt" style:font-weight-asian="bold" style:font-name-complex="Tahoma1" style:font-size-complex="14pt" style:font-weight-complex="bold"/>
    </style:style>
    <style:style style:name="T27" style:family="text">
      <style:text-properties officeooo:rsid="0005746f"/>
    </style:style>
    <style:style style:name="T28" style:family="text">
      <style:text-properties officeooo:rsid="0011a9de"/>
    </style:style>
    <style:style style:name="T29" style:family="text">
      <style:text-properties officeooo:rsid="0011b833"/>
    </style:style>
    <style:style style:name="T30" style:family="text">
      <style:text-properties style:use-window-font-color="true" loext:opacity="0%" style:font-name="Arial" fo:language="en" fo:country="US" style:text-underline-style="none"/>
    </style:style>
    <style:style style:name="T31" style:family="text">
      <style:text-properties style:use-window-font-color="true" loext:opacity="0%" style:font-name="Arial" fo:language="en" fo:country="US" style:text-underline-style="none" officeooo:rsid="00139761"/>
    </style:style>
    <style:style style:name="T32" style:family="text">
      <style:text-properties style:use-window-font-color="true" loext:opacity="0%" style:font-name="Arial" fo:language="en" fo:country="US" style:text-underline-style="none" officeooo:rsid="003c2e45"/>
    </style:style>
    <style:style style:name="T33" style:family="text">
      <style:text-properties style:use-window-font-color="true" loext:opacity="0%" style:font-name="Arial" fo:language="en" fo:country="US" style:text-underline-style="none" officeooo:rsid="002bfd58"/>
    </style:style>
    <style:style style:name="T34" style:family="text">
      <style:text-properties officeooo:rsid="00165ecd"/>
    </style:style>
    <style:style style:name="T35" style:family="text">
      <style:text-properties officeooo:rsid="00296815"/>
    </style:style>
    <style:style style:name="T36" style:family="text">
      <style:text-properties officeooo:rsid="002bfd58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30655f"/>
    </style:style>
    <style:style style:name="T39" style:family="text">
      <style:text-properties officeooo:rsid="00317bda"/>
    </style:style>
    <style:style style:name="T40" style:family="text">
      <style:text-properties officeooo:rsid="00325b6f"/>
    </style:style>
    <style:style style:name="T41" style:family="text">
      <style:text-properties officeooo:rsid="0033e9e8"/>
    </style:style>
    <style:style style:name="T42" style:family="text">
      <style:text-properties officeooo:rsid="00389a3e"/>
    </style:style>
    <style:style style:name="T43" style:family="text">
      <style:text-properties officeooo:rsid="003ce7f3"/>
    </style:style>
    <style:style style:name="T44" style:family="text">
      <style:text-properties fo:language="en" fo:country="US"/>
    </style:style>
    <style:style style:name="T45" style:family="text">
      <style:text-properties fo:language="en" fo:country="US" fo:font-style="italic" style:font-style-asian="italic" style:font-style-complex="italic"/>
    </style:style>
    <style:style style:name="T46" style:family="text">
      <style:text-properties fo:language="en" fo:country="US" officeooo:rsid="00187ccd"/>
    </style:style>
    <style:style style:name="T47" style:family="text">
      <style:text-properties fo:language="en" fo:country="US" fo:font-weight="bold" style:font-weight-asian="bold" style:font-weight-complex="bold"/>
    </style:style>
    <style:style style:name="T48" style:family="text">
      <style:text-properties fo:language="en" fo:country="US" officeooo:rsid="0005746f"/>
    </style:style>
    <style:style style:name="T49" style:family="text">
      <style:text-properties officeooo:rsid="00526f13"/>
    </style:style>
    <style:style style:name="T50" style:family="text">
      <style:text-properties officeooo:rsid="0041af0f"/>
    </style:style>
    <style:style style:name="T51" style:family="text">
      <style:text-properties style:font-name="Arial4" fo:font-size="12pt"/>
    </style:style>
    <style:style style:name="T52" style:family="text">
      <style:text-properties officeooo:rsid="0049438c"/>
    </style:style>
    <style:style style:name="T53" style:family="text">
      <style:text-properties officeooo:rsid="004e4acb"/>
    </style:style>
    <style:style style:name="T54" style:family="text">
      <style:text-properties officeooo:rsid="004f08ab"/>
    </style:style>
    <style:style style:name="T55" style:family="text">
      <style:text-properties officeooo:rsid="005805e5"/>
    </style:style>
    <style:style style:name="T56" style:family="text">
      <style:text-properties officeooo:rsid="005ff259"/>
    </style:style>
    <style:style style:name="T57" style:family="text">
      <style:text-properties officeooo:rsid="0061cd55"/>
    </style:style>
    <style:style style:name="T58" style:family="text">
      <style:text-properties officeooo:rsid="00641d4c"/>
    </style:style>
    <style:style style:name="T59" style:family="text">
      <style:text-properties officeooo:rsid="006655bc"/>
    </style:style>
    <style:style style:name="T60" style:family="text">
      <style:text-properties officeooo:rsid="0069b8e6"/>
    </style:style>
    <style:style style:name="T61" style:family="text">
      <style:text-properties officeooo:rsid="006ce318"/>
    </style:style>
    <style:style style:name="T62" style:family="text">
      <style:text-properties style:font-name="Arial2" fo:font-size="14pt" fo:language="en" fo:country="GB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63" style:family="text">
      <style:text-properties style:font-name="Arial2" fo:font-size="14pt" fo:language="en" fo:country="GB" fo:font-weight="bold" officeooo:rsid="006ce318" style:font-name-asian="Lucida Sans Unicode" style:font-size-asian="14pt" style:font-weight-asian="bold" style:font-name-complex="Tahoma1" style:font-size-complex="14pt" style:font-weight-complex="bold"/>
    </style:style>
    <style:style style:name="T64" style:family="text">
      <style:text-properties officeooo:rsid="006e0caa"/>
    </style:style>
    <style:style style:name="T65" style:family="text">
      <style:text-properties officeooo:rsid="006f1fb9"/>
    </style:style>
    <style:style style:name="T66" style:family="text">
      <style:text-properties officeooo:rsid="007455d5"/>
    </style:style>
    <style:style style:name="T67" style:family="text">
      <style:text-properties officeooo:rsid="007755be"/>
    </style:style>
    <style:style style:name="T68" style:family="text">
      <style:text-properties officeooo:rsid="007d6d6c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Georgi <text:span text:style-name="T49">D. </text:span>Sotirov's Curriculum Vitae</text:h>
      <text:h text:style-name="P58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 table:style-name="TableLine2149834545312">
          <table:table-cell table:style-name="Таблица1.A1" office:value-type="string">
            <text:p text:style-name="P10">Name:</text:p>
          </table:table-cell>
          <table:table-cell table:style-name="Таблица1.B1" office:value-type="string">
            <text:p text:style-name="P16">Georgi Dimitrov Sotirov</text:p>
          </table:table-cell>
        </table:table-row>
        <table:table-row table:style-name="TableLine2149834552384">
          <table:table-cell table:style-name="Таблица1.A1" office:value-type="string">
            <text:p text:style-name="P10">Country:</text:p>
          </table:table-cell>
          <table:table-cell table:style-name="Таблица1.B1" office:value-type="string">
            <text:p text:style-name="P16">Bulgaria (BG)</text:p>
          </table:table-cell>
        </table:table-row>
        <table:table-row table:style-name="TableLine2149834540416">
          <table:table-cell table:style-name="Таблица1.A1" office:value-type="string">
            <text:p text:style-name="P10">Current address:</text:p>
          </table:table-cell>
          <table:table-cell table:style-name="Таблица1.B1" office:value-type="string">
            <text:p text:style-name="P51">1715 Sofia<text:line-break/>Mladost quarter</text:p>
          </table:table-cell>
        </table:table-row>
        <table:table-row table:style-name="TableLine2149834545040">
          <table:table-cell table:style-name="Таблица1.A1" office:value-type="string">
            <text:p text:style-name="P10">Personal mobile:</text:p>
          </table:table-cell>
          <table:table-cell table:style-name="Таблица1.B1" office:value-type="string">
            <text:p text:style-name="P16">+359 88 837 18 17</text:p>
          </table:table-cell>
        </table:table-row>
        <table:table-row table:style-name="TableLine2149834537424">
          <table:table-cell table:style-name="Таблица1.A1" office:value-type="string">
            <text:p text:style-name="P10">Email:</text:p>
          </table:table-cell>
          <table:table-cell table:style-name="Таблица1.B1" office:value-type="string">
            <text:p text:style-name="P34"><text:a xlink:type="simple" xlink:href="mailto:gdsotirov@gmail.com" text:style-name="Internet_20_link" text:visited-style-name="Visited_20_Internet_20_Link">gdsotirov@gmail.com</text:a></text:p>
          </table:table-cell>
        </table:table-row>
        <table:table-row table:style-name="TableLine2149834537696">
          <table:table-cell table:style-name="Таблица1.A1" office:value-type="string">
            <text:p text:style-name="P10">Preferred <text:span text:style-name="T52">contact way</text:span>:</text:p>
          </table:table-cell>
          <table:table-cell table:style-name="Таблица1.B1" office:value-type="string">
            <text:p text:style-name="P16">Personal mobile</text:p>
          </table:table-cell>
        </table:table-row>
      </table:table>
      <text:h text:style-name="P58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 table:style-name="TableLine2149834539328">
          <table:table-cell table:style-name="Таблица2.A1" office:value-type="string">
            <text:p text:style-name="P10">Birthday:</text:p>
          </table:table-cell>
          <table:table-cell table:style-name="Таблица2.B1" office:value-type="string">
            <text:p text:style-name="P16">19 October 1979</text:p>
          </table:table-cell>
        </table:table-row>
        <table:table-row table:style-name="TableLine2149834546672">
          <table:table-cell table:style-name="Таблица2.A1" office:value-type="string">
            <text:p text:style-name="P10">Birth place:</text:p>
          </table:table-cell>
          <table:table-cell table:style-name="Таблица2.B1" office:value-type="string">
            <text:p text:style-name="P16">Dupnitsa, Bulgaria</text:p>
          </table:table-cell>
        </table:table-row>
        <table:table-row table:style-name="TableLine2149834549664">
          <table:table-cell table:style-name="Таблица2.A1" office:value-type="string">
            <text:p text:style-name="P10"><text:span text:style-name="T53">Preferred employment type</text:span>:</text:p>
          </table:table-cell>
          <table:table-cell table:style-name="Таблица2.B1" office:value-type="string">
            <text:p text:style-name="P16">Full time</text:p>
          </table:table-cell>
        </table:table-row>
        <table:table-row table:style-name="TableLine2149834545584">
          <table:table-cell table:style-name="Таблица2.A1" office:value-type="string">
            <text:p text:style-name="P10">Driving license:</text:p>
          </table:table-cell>
          <table:table-cell table:style-name="Таблица2.B1" office:value-type="string">
            <text:p text:style-name="P16">Yes, active driver</text:p>
          </table:table-cell>
        </table:table-row>
        <table:table-row table:style-name="TableLine2149834538240">
          <table:table-cell table:style-name="Таблица2.A1" office:value-type="string">
            <text:p text:style-name="P10">Ability to travel abroad:</text:p>
          </table:table-cell>
          <table:table-cell table:style-name="Таблица2.B1" office:value-type="string">
            <text:p text:style-name="P16">Yes, no restrictions</text:p>
          </table:table-cell>
        </table:table-row>
      </table:table>
      <text:h text:style-name="P58" text:outline-level="2">Education<text:tab/></text:h>
      <text:h text:style-name="P63" text:outline-level="3">University</text:h>
      <table:table table:name="Таблица16" table:style-name="Таблица16">
        <table:table-column table:style-name="Таблица16.A"/>
        <table:table-column table:style-name="Таблица16.B"/>
        <table:table-row table:style-name="TableLine2149834538784">
          <table:table-cell table:style-name="Таблица16.A1" office:value-type="string">
            <text:p text:style-name="P52">Name:</text:p>
          </table:table-cell>
          <table:table-cell table:style-name="Таблица16.B1" office:value-type="string">
            <text:p text:style-name="P56"><text:a xlink:type="simple" xlink:href="https://nbu.bg/en" text:style-name="Internet_20_link" text:visited-style-name="Visited_20_Internet_20_Link"><text:span text:style-name="Internet_20_link"><text:span text:style-name="T21">New Bulgarian </text:span></text:span></text:a><text:span text:style-name="Internet_20_link"><text:span text:style-name="T22">University</text:span></text:span></text:p>
          </table:table-cell>
        </table:table-row>
        <table:table-row table:style-name="TableLine2149834540688">
          <table:table-cell table:style-name="Таблица16.A1" office:value-type="string">
            <text:p text:style-name="P52">Department:</text:p>
          </table:table-cell>
          <table:table-cell table:style-name="Таблица16.B1" office:value-type="string">
            <text:p text:style-name="P55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 table:style-name="TableLine2149834539872">
          <table:table-cell table:style-name="Таблица16.A1" office:value-type="string">
            <text:p text:style-name="P52">Major:</text:p>
          </table:table-cell>
          <table:table-cell table:style-name="Таблица16.B1" office:value-type="string">
            <text:p text:style-name="P53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 table:style-name="TableLine2149834551840">
          <table:table-cell table:style-name="Таблица16.A1" office:value-type="string">
            <text:p text:style-name="P52">Degree:</text:p>
          </table:table-cell>
          <table:table-cell table:style-name="Таблица16.B1" office:value-type="string">
            <text:p text:style-name="P53"><text:span text:style-name="T51">Master</text:span> <text:span text:style-name="T51">of Business Administration (MBA)</text:span> </text:p>
          </table:table-cell>
        </table:table-row>
        <table:table-row table:style-name="TableLine2149834542320">
          <table:table-cell table:style-name="Таблица16.A1" office:value-type="string">
            <text:p text:style-name="P52">Location:</text:p>
          </table:table-cell>
          <table:table-cell table:style-name="Таблица16.B1" office:value-type="string">
            <text:p text:style-name="P17">Sofia, Bulgaria</text:p>
          </table:table-cell>
        </table:table-row>
        <table:table-row table:style-name="TableLine2149834551024">
          <table:table-cell table:style-name="Таблица16.A1" office:value-type="string">
            <text:p text:style-name="P52">Period:</text:p>
          </table:table-cell>
          <table:table-cell table:style-name="Таблица16.B1" office:value-type="string">
            <text:p text:style-name="P54"><text:span text:style-name="T55">October</text:span> <text:span text:style-name="T50">2012</text:span> <text:span text:style-name="T42">–</text:span> <text:span text:style-name="T55">November</text:span> 20<text:span text:style-name="T50">17</text:span></text:p>
          </table:table-cell>
        </table:table-row>
      </table:table>
      <text:h text:style-name="P64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 table:style-name="TableLine2149834540960">
          <table:table-cell table:style-name="Таблица3.A1" office:value-type="string">
            <text:p text:style-name="P10">Name:</text:p>
          </table:table-cell>
          <table:table-cell table:style-name="Таблица3.B1" office:value-type="string">
            <text:p text:style-name="P35"><text:a xlink:type="simple" xlink:href="https://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 table:style-name="TableLine2149834551296">
          <table:table-cell table:style-name="Таблица3.A1" office:value-type="string">
            <text:p text:style-name="P10">Department:</text:p>
          </table:table-cell>
          <table:table-cell table:style-name="Таблица3.B1" office:value-type="string">
            <text:p text:style-name="P35"><text:a xlink:type="simple" xlink:href="https://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 table:style-name="TableLine2149834541776">
          <table:table-cell table:style-name="Таблица3.A1" office:value-type="string">
            <text:p text:style-name="P10">Major:</text:p>
          </table:table-cell>
          <table:table-cell table:style-name="Таблица3.B1" office:value-type="string">
            <text:p text:style-name="P8"><text:a xlink:type="simple" xlink:href="https://tu-sofia.bg/faculties/read/27" text:style-name="Internet_20_link" text:visited-style-name="Visited_20_Internet_20_Link"><text:span text:style-name="Internet_20_link"><text:span text:style-name="T44">Computer systems and technologies</text:span></text:span></text:a></text:p>
          </table:table-cell>
        </table:table-row>
        <table:table-row table:style-name="TableLine2149834542048">
          <table:table-cell table:style-name="Таблица3.A1" office:value-type="string">
            <text:p text:style-name="P10">Degree:</text:p>
          </table:table-cell>
          <table:table-cell table:style-name="Таблица3.B1" office:value-type="string">
            <text:p text:style-name="P16">Bachelor (B<text:span text:style-name="T54">S</text:span>)</text:p>
          </table:table-cell>
        </table:table-row>
        <table:table-row table:style-name="TableLine2149834542592">
          <table:table-cell table:style-name="Таблица3.A1" office:value-type="string">
            <text:p text:style-name="P10">Location:</text:p>
          </table:table-cell>
          <table:table-cell table:style-name="Таблица3.B1" office:value-type="string">
            <text:p text:style-name="P16">Sofia, Bulgaria</text:p>
          </table:table-cell>
        </table:table-row>
        <table:table-row table:style-name="TableLine2149834542864">
          <table:table-cell table:style-name="Таблица3.A1" office:value-type="string">
            <text:p text:style-name="P10">Period:</text:p>
          </table:table-cell>
          <table:table-cell table:style-name="Таблица3.B1" office:value-type="string">
            <text:p text:style-name="P16">September 1998<text:span text:style-name="T42"> – </text:span>June 2002</text:p>
          </table:table-cell>
        </table:table-row>
      </table:table>
      <text:h text:style-name="P63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 table:style-name="TableLine2149834552112">
          <table:table-cell table:style-name="Таблица4.A1" office:value-type="string">
            <text:p text:style-name="P10">Name:</text:p>
          </table:table-cell>
          <table:table-cell table:style-name="Таблица4.B1" office:value-type="string">
            <text:p text:style-name="P35"><text:span text:style-name="Default_20_Paragraph_20_Font"><text:span text:style-name="T7">School of Mechanical and Electrical </text:span></text:span><text:span text:style-name="Default_20_Paragraph_20_Font"><text:span text:style-name="T8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 table:style-name="TableLine2149834547488">
          <table:table-cell table:style-name="Таблица4.A1" office:value-type="string">
            <text:p text:style-name="P10">Major:</text:p>
          </table:table-cell>
          <table:table-cell table:style-name="Таблица4.B1" office:value-type="string">
            <text:p text:style-name="P16">Electric equipment of industrial enterprises</text:p>
          </table:table-cell>
        </table:table-row>
        <table:table-row table:style-name="TableLine2149834547760">
          <table:table-cell table:style-name="Таблица4.A1" office:value-type="string">
            <text:p text:style-name="P10">Location:</text:p>
          </table:table-cell>
          <table:table-cell table:style-name="Таблица4.B1" office:value-type="string">
            <text:p text:style-name="P16">Dupnitsa, Bulgaria</text:p>
          </table:table-cell>
        </table:table-row>
        <table:table-row table:style-name="TableLine2149834548304">
          <table:table-cell table:style-name="Таблица4.A1" office:value-type="string">
            <text:p text:style-name="P10">Period:</text:p>
          </table:table-cell>
          <table:table-cell table:style-name="Таблица4.B1" office:value-type="string">
            <text:p text:style-name="P16">September 1994<text:span text:style-name="T42"> – </text:span>May 1998</text:p>
          </table:table-cell>
        </table:table-row>
      </table:table>
      <text:p text:style-name="P5"/>
      <text:h text:style-name="P61" text:outline-level="2">Skills<text:tab/></text:h>
      <text:h text:style-name="P63" text:outline-level="3">Programming Languages</text:h>
      <text:p text:style-name="P45"><text:span text:style-name="T66">AWK, </text:span>C, C++, <text:span text:style-name="T49">Java, </text:span>JavaScript®, Pascal, Perl, PHP, <text:span text:style-name="T35">PL/SQL</text:span>, Shell</text:p>
      <text:h text:style-name="P74" text:outline-level="3">Markup and Style Languages</text:h>
      <text:p text:style-name="P46">CSS, Markdown, (X)HTML, XML, XSL, YAML</text:p>
      <text:h text:style-name="P75" text:outline-level="3">Development Environments <text:span text:style-name="T68">and Editors</text:span></text:h>
      <text:p text:style-name="P47"><text:span text:style-name="T7">Borland® C++Builder™, Borland® Delphi™, Eclipse, GraphTalk™ Developer, KDevelop, Microsoft® Visual </text:span><text:span text:style-name="T24">Studio™</text:span><text:span text:style-name="T7">, </text:span><text:span text:style-name="T24">Visual Studio™ Code</text:span></text:p>
      <text:h text:style-name="P63" text:outline-level="3">Development Tools</text:h>
      <text:p text:style-name="P44">Bugzilla, JIRA</text:p>
      <text:p text:style-name="P44">CVS, Subversion, Mercurial (Hg), Git</text:p>
      <text:p text:style-name="P44">make, CMake</text:p>
      <text:h text:style-name="P63" text:outline-level="3">Data Bases and <text:span text:style-name="T41">Modelling</text:span></text:h>
      <text:p text:style-name="P49">SQL, MySQL, Oracle</text:p>
      <text:p text:style-name="P49">MySQL Workbench, <text:span text:style-name="T27">Oracle SQL Developer, PL/SQL Developer</text:span></text:p>
      <text:h text:style-name="P63" text:outline-level="3">Operating Systems</text:h>
      <text:p text:style-name="P44">Linux, Unix, Windows</text:p>
      <text:h text:style-name="P69" text:outline-level="3"><text:span text:style-name="T57">Virtualization</text:span> <text:span text:style-name="T38">T</text:span>echnology</text:h>
      <text:p text:style-name="P50"><text:span text:style-name="T4">V</text:span><text:span text:style-name="T3">Mware, qemu</text:span></text:p>
      <text:h text:style-name="P63" text:outline-level="3">Communication Interfaces</text:h>
      <text:p text:style-name="P43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63" text:outline-level="3">Spoken Languages</text:h>
      <text:p text:style-name="P44">Bulgarian, English</text:p>
      <text:h text:style-name="P62" text:outline-level="2">Additional Qualifications<text:tab/></text:h>
      <text:h text:style-name="P70" text:outline-level="3"><text:span text:style-name="T67">February</text:span> 20<text:span text:style-name="T67">20 – February 2025</text:span></text:h>
      <table:table table:name="Таблица19" table:style-name="Таблица19">
        <table:table-column table:style-name="Таблица19.A"/>
        <table:table-column table:style-name="Таблица19.B"/>
        <table:table-row table:style-name="TableLine2149834544224">
          <table:table-cell table:style-name="Таблица19.A1" office:value-type="string">
            <text:p text:style-name="P15">Title:</text:p>
          </table:table-cell>
          <table:table-cell table:style-name="Таблица19.B1" office:value-type="string">
            <text:p text:style-name="P24"><text:span text:style-name="Strong_20_Emphasis">LPIC-1: Linux Administrator</text:span></text:p>
          </table:table-cell>
        </table:table-row>
        <table:table-row table:style-name="TableLine2149834558640">
          <table:table-cell table:style-name="Таблица19.A1" office:value-type="string">
            <text:p text:style-name="P15">Organization:</text:p>
          </table:table-cell>
          <table:table-cell table:style-name="Таблица19.B1" office:value-type="string">
            <text:p text:style-name="P41"><text:a xlink:type="simple" xlink:href="https://www.lpi.org/" text:style-name="Internet_20_link" text:visited-style-name="Visited_20_Internet_20_Link"><text:span text:style-name="Internet_20_link"><text:span text:style-name="T7">Linux Professional Institute</text:span></text:span></text:a></text:p>
          </table:table-cell>
        </table:table-row>
        <table:table-row table:style-name="TableLine2149834554288">
          <table:table-cell table:style-name="Таблица19.A1" office:value-type="string">
            <text:p text:style-name="P15">Description:</text:p>
          </table:table-cell>
          <table:table-cell table:style-name="Таблица19.B1" office:value-type="string">
            <text:p text:style-name="P41"><text:span text:style-name="Default_20_Paragraph_20_Font"><text:span text:style-name="T7">The LPIC-1 will validate the candidate's ability to perform maintenance tasks on the command line, install and configure a computer running Linux and configure basic networking. See </text:span></text:span><text:a xlink:type="simple" xlink:href="https://www.lpi.org/our-certifications/lpic-1-overview" text:style-name="Internet_20_link" text:visited-style-name="Visited_20_Internet_20_Link"><text:span text:style-name="Default_20_Paragraph_20_Font">more</text:span></text:a><text:span text:style-name="Default_20_Paragraph_20_Font"><text:span text:style-name="T7">.</text:span></text:span></text:p>
          </table:table-cell>
        </table:table-row>
        <table:table-row table:style-name="TableLine2149834568160">
          <table:table-cell table:style-name="Таблица19.A1" office:value-type="string">
            <text:p text:style-name="P33">Verification</text:p>
          </table:table-cell>
          <table:table-cell table:style-name="Таблица19.B1" office:value-type="string">
            <text:p text:style-name="P41"><text:a xlink:type="simple" xlink:href="http://lpi.org/v/LPI000442041/fzawzmt2mx" text:style-name="Internet_20_link" text:visited-style-name="Visited_20_Internet_20_Link">See</text:a></text:p>
          </table:table-cell>
        </table:table-row>
      </table:table>
      <text:h text:style-name="P71" text:outline-level="3">December 2019</text:h>
      <table:table table:name="Таблица18" table:style-name="Таблица18">
        <table:table-column table:style-name="Таблица18.A"/>
        <table:table-column table:style-name="Таблица18.B"/>
        <table:table-row table:style-name="TableLine2149834570608">
          <table:table-cell table:style-name="Таблица18.A1" office:value-type="string">
            <text:p text:style-name="P14">Title:</text:p>
          </table:table-cell>
          <table:table-cell table:style-name="Таблица18.B1" office:value-type="string">
            <text:p text:style-name="P23"><text:span text:style-name="Strong_20_Emphasis">LE-1: Linux Essentials</text:span></text:p>
          </table:table-cell>
        </table:table-row>
        <table:table-row table:style-name="TableLine2149834554016">
          <table:table-cell table:style-name="Таблица18.A1" office:value-type="string">
            <text:p text:style-name="P14">Organization:</text:p>
          </table:table-cell>
          <table:table-cell table:style-name="Таблица18.B1" office:value-type="string">
            <text:p text:style-name="P40"><text:a xlink:type="simple" xlink:href="https://www.lpi.org/" text:style-name="Internet_20_link" text:visited-style-name="Visited_20_Internet_20_Link"><text:span text:style-name="Internet_20_link"><text:span text:style-name="T7">Linux Professional Institute</text:span></text:span></text:a></text:p>
          </table:table-cell>
        </table:table-row>
        <table:table-row table:style-name="TableLine2149834568704">
          <table:table-cell table:style-name="Таблица18.A1" office:value-type="string">
            <text:p text:style-name="P14">Description:</text:p>
          </table:table-cell>
          <table:table-cell table:style-name="Таблица18.B1" office:value-type="string">
            <text:p text:style-name="P40"><text:span text:style-name="Default_20_Paragraph_20_Font"><text:span text:style-name="T7">The certificate validates a demonstrated understanding of basic concepts and components of the Linux operating system. See </text:span></text:span><text:a xlink:type="simple" xlink:href="https://www.lpi.org/our-certifications/linux-essentials-overview" text:style-name="Internet_20_link" text:visited-style-name="Visited_20_Internet_20_Link"><text:span text:style-name="Default_20_Paragraph_20_Font">more</text:span></text:a><text:span text:style-name="Default_20_Paragraph_20_Font"><text:span text:style-name="T7">.</text:span></text:span></text:p>
          </table:table-cell>
        </table:table-row>
        <table:table-row table:style-name="TableLine2149834558096">
          <table:table-cell table:style-name="Таблица18.A1" office:value-type="string">
            <text:p text:style-name="P32">Verification</text:p>
          </table:table-cell>
          <table:table-cell table:style-name="Таблица18.B1" office:value-type="string">
            <text:p text:style-name="P40"><text:a xlink:type="simple" xlink:href="http://lpi.org/v/LPI000442041/6da6dfnvpc" text:style-name="Internet_20_link" text:visited-style-name="Visited_20_Internet_20_Link">See</text:a></text:p>
          </table:table-cell>
        </table:table-row>
      </table:table>
      <text:h text:style-name="P65" text:outline-level="3"><text:soft-page-break/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 table:style-name="TableLine2149834562992">
          <table:table-cell table:style-name="Таблица5.A1" office:value-type="string">
            <text:p text:style-name="P10">Title:</text:p>
          </table:table-cell>
          <table:table-cell table:style-name="Таблица5.B1" office:value-type="string">
            <text:p text:style-name="P22">GraphTalk and A.I.A Developer</text:p>
          </table:table-cell>
        </table:table-row>
        <table:table-row table:style-name="TableLine2149834567072">
          <table:table-cell table:style-name="Таблица5.A1" office:value-type="string">
            <text:p text:style-name="P10">Organization:</text:p>
          </table:table-cell>
          <table:table-cell table:style-name="Таблица5.B1" office:value-type="string">
            <text:p text:style-name="P35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 table:style-name="TableLine2149834557280">
          <table:table-cell table:style-name="Таблица5.A1" office:value-type="string">
            <text:p text:style-name="P10">Description:</text:p>
          </table:table-cell>
          <table:table-cell table:style-name="Таблица5.B1" office:value-type="string">
            <text:p text:style-name="P35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h text:style-name="P59" text:outline-level="2">Employment History<text:tab/></text:h>
      <text:h text:style-name="P72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 table:style-name="TableLine2149834569520">
          <table:table-cell table:style-name="Таблица14.A1" office:value-type="string">
            <text:p text:style-name="P11">Position:</text:p>
          </table:table-cell>
          <table:table-cell table:style-name="Таблица14.B1" office:value-type="string">
            <text:p text:style-name="P25"><text:span text:style-name="T64">Software </text:span>Development manager</text:p>
          </table:table-cell>
        </table:table-row>
        <table:table-row table:style-name="TableLine2149834568976">
          <table:table-cell table:style-name="Таблица14.A1" office:value-type="string">
            <text:p text:style-name="P11">Organization:</text:p>
          </table:table-cell>
          <table:table-cell table:style-name="Таблица14.B1" office:value-type="string">
            <text:p text:style-name="P3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 table:style-name="TableLine2149834560000">
          <table:table-cell table:style-name="Таблица14.A1" office:value-type="string">
            <text:p text:style-name="P11">Location:</text:p>
          </table:table-cell>
          <table:table-cell table:style-name="Таблица14.B1" office:value-type="string">
            <text:p text:style-name="P18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11">Team size:</text:p>
          </table:table-cell>
          <table:table-cell table:style-name="Таблица14.B1" office:value-type="string">
            <text:p text:style-name="P27">5-10 people</text:p>
          </table:table-cell>
        </table:table-row>
        <table:table-row table:style-name="TableLine2149834553744">
          <table:table-cell table:style-name="Таблица14.A1" office:value-type="string">
            <text:p text:style-name="P11">Duties:</text:p>
          </table:table-cell>
          <table:table-cell table:style-name="Таблица14.B1" office:value-type="string">
            <text:p text:style-name="P28">Management of <text:span text:style-name="T28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72" text:outline-level="3"><text:bookmark-start text:name="Codix_TL"/>January 2008 – <text:bookmark-end text:name="Codix_TL"/><text:span text:style-name="T56">Present</text:span></text:h>
      <table:table table:name="Таблица13" table:style-name="Таблица13">
        <table:table-column table:style-name="Таблица13.A"/>
        <table:table-column table:style-name="Таблица13.B"/>
        <table:table-row table:style-name="TableLine2149834564624">
          <table:table-cell table:style-name="Таблица13.A1" office:value-type="string">
            <text:p text:style-name="P11">Position:</text:p>
          </table:table-cell>
          <table:table-cell table:style-name="Таблица13.B1" office:value-type="string">
            <text:p text:style-name="P25"><text:span text:style-name="T65">Software Development </text:span>Team Leader</text:p>
          </table:table-cell>
        </table:table-row>
        <table:table-row table:style-name="TableLine2149834558368">
          <table:table-cell table:style-name="Таблица13.A1" office:value-type="string">
            <text:p text:style-name="P11">Organization:</text:p>
          </table:table-cell>
          <table:table-cell table:style-name="Таблица13.B1" office:value-type="string">
            <text:p text:style-name="P3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 table:style-name="TableLine2149834563808">
          <table:table-cell table:style-name="Таблица13.A1" office:value-type="string">
            <text:p text:style-name="P11">Location:</text:p>
          </table:table-cell>
          <table:table-cell table:style-name="Таблица13.B1" office:value-type="string">
            <text:p text:style-name="P18">Sofia, Bulgaria</text:p>
          </table:table-cell>
        </table:table-row>
        <table:table-row table:style-name="TableLine2149834564080">
          <table:table-cell table:style-name="Таблица13.A1" office:value-type="string">
            <text:p text:style-name="P11">Team size:</text:p>
          </table:table-cell>
          <table:table-cell table:style-name="Таблица13.B1" office:value-type="string">
            <text:p text:style-name="P18"><text:span text:style-name="T27">15-20</text:span> people</text:p>
          </table:table-cell>
        </table:table-row>
        <table:table-row table:style-name="TableLine2149834559728">
          <table:table-cell table:style-name="Таблица13.A1" office:value-type="string">
            <text:p text:style-name="P11">Duties:</text:p>
          </table:table-cell>
          <table:table-cell table:style-name="Таблица13.B1" office:value-type="string">
            <text:p text:style-name="P28">Management of a virtual team of developers with specific domain expertise spread in three different <text:span text:style-name="T40">geographical </text:span>locations</text:p>
          </table:table-cell>
        </table:table-row>
      </table:table>
      <text:h text:style-name="P66" text:outline-level="3"><text:bookmark-start text:name="Codix_CSQL"/>December 2006 – <text:span text:style-name="T34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 table:style-name="TableLine2149834560272">
          <table:table-cell table:style-name="Таблица6.A1" office:value-type="string">
            <text:p text:style-name="P10">Position:</text:p>
          </table:table-cell>
          <table:table-cell table:style-name="Таблица6.B1" office:value-type="string">
            <text:p text:style-name="P35"><text:span text:style-name="T12">Software</text:span><text:span text:style-name="T11"> </text:span><text:span text:style-name="T13">Developer</text:span></text:p>
          </table:table-cell>
        </table:table-row>
        <table:table-row table:style-name="TableLine2149834565984">
          <table:table-cell table:style-name="Таблица6.A1" office:value-type="string">
            <text:p text:style-name="P10">Organization:</text:p>
          </table:table-cell>
          <table:table-cell table:style-name="Таблица6.B1" office:value-type="string">
            <text:p text:style-name="P35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 table:style-name="TableLine2149834559456">
          <table:table-cell table:style-name="Таблица6.A1" office:value-type="string">
            <text:p text:style-name="P10">Location:</text:p>
          </table:table-cell>
          <table:table-cell table:style-name="Таблица6.B1" office:value-type="string">
            <text:p text:style-name="P16">Sofia, Bulgaria</text:p>
          </table:table-cell>
        </table:table-row>
        <table:table-row table:style-name="TableLine2149834557008">
          <table:table-cell table:style-name="Таблица6.A1" office:value-type="string">
            <text:p text:style-name="P10">Team size:</text:p>
          </table:table-cell>
          <table:table-cell table:style-name="Таблица6.B1" office:value-type="string">
            <text:p text:style-name="P16">5-10 people</text:p>
          </table:table-cell>
        </table:table-row>
        <table:table-row table:style-name="TableLine2149834569792">
          <table:table-cell table:style-name="Таблица6.A1" office:value-type="string">
            <text:p text:style-name="P10">Duties:</text:p>
          </table:table-cell>
          <table:table-cell table:style-name="Таблица6.B1" office:value-type="string">
            <text:p text:style-name="P9"><text:span text:style-name="T44">Development of </text:span><text:span text:style-name="T45">i</text:span><text:span text:style-name="T44">MX software </text:span><text:span text:style-name="T46">in </text:span><text:a xlink:type="simple" xlink:href="https://en.wikipedia.org/wiki/Pro*C" text:style-name="Internet_20_link" text:visited-style-name="Visited_20_Internet_20_Link"><text:span text:style-name="Internet_20_link"><text:span text:style-name="T46">Pro*C</text:span></text:span></text:a><text:span text:style-name="T46"> and PL/SQL</text:span></text:p>
          </table:table-cell>
        </table:table-row>
      </table:table>
      <text:h text:style-name="P63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 table:style-name="TableLine2149834566256">
          <table:table-cell table:style-name="Таблица7.A1" office:value-type="string">
            <text:p text:style-name="P10">Position:</text:p>
          </table:table-cell>
          <table:table-cell table:style-name="Таблица7.B1" office:value-type="string">
            <text:p text:style-name="P22">Senior Programmer</text:p>
          </table:table-cell>
        </table:table-row>
        <table:table-row table:style-name="TableLine2149834566800">
          <table:table-cell table:style-name="Таблица7.A1" office:value-type="string">
            <text:p text:style-name="P10">Organization:</text:p>
          </table:table-cell>
          <table:table-cell table:style-name="Таблица7.B1" office:value-type="string">
            <text:p text:style-name="P35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1"> (former OBS [</text:span></text:span><text:span text:style-name="Internet_20_link"><text:span text:style-name="T30">Object Builder Software</text:span></text:span><text:span text:style-name="Internet_20_link"><text:span text:style-name="T31">]</text:span></text:span><text:span text:style-name="Internet_20_link"><text:span text:style-name="T32">) </text:span></text:span><text:span text:style-name="Internet_20_link"><text:span text:style-name="T30">Bulgaria</text:span></text:span></text:p>
          </table:table-cell>
        </table:table-row>
        <table:table-row table:style-name="TableLine2149834561088">
          <table:table-cell table:style-name="Таблица7.A1" office:value-type="string">
            <text:p text:style-name="P10">Location:</text:p>
          </table:table-cell>
          <table:table-cell table:style-name="Таблица7.B1" office:value-type="string">
            <text:p text:style-name="P16">Sofia, Bulgaria</text:p>
          </table:table-cell>
        </table:table-row>
        <table:table-row table:style-name="TableLine2149834567616">
          <table:table-cell table:style-name="Таблица7.A1" office:value-type="string">
            <text:p text:style-name="P10">Team size:</text:p>
          </table:table-cell>
          <table:table-cell table:style-name="Таблица7.B1" office:value-type="string">
            <text:p text:style-name="P16">15 people</text:p>
          </table:table-cell>
        </table:table-row>
        <table:table-row table:style-name="TableLine2149834564352">
          <table:table-cell table:style-name="Таблица7.A1" office:value-type="string">
            <text:p text:style-name="P10">Duties:</text:p>
          </table:table-cell>
          <table:table-cell table:style-name="Таблица7.B1" office:value-type="string">
            <text:p text:style-name="P16">Development and coordination of the development of software in the insurance field.</text:p>
          </table:table-cell>
        </table:table-row>
      </table:table>
      <text:h text:style-name="P76" text:outline-level="3"><text:bookmark-start text:name="OBS"/><text:span text:style-name="T7">July 2003 – </text:span><text:span text:style-name="T26">September</text:span><text:span text:style-name="T7"> 2005</text:span>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 table:style-name="TableLine2149834554832">
          <table:table-cell table:style-name="Таблица8.A1" office:value-type="string">
            <text:p text:style-name="P10">Position:</text:p>
          </table:table-cell>
          <table:table-cell table:style-name="Таблица8.B1" office:value-type="string">
            <text:p text:style-name="P22">Programmer</text:p>
          </table:table-cell>
        </table:table-row>
        <table:table-row table:style-name="TableLine2149834556464">
          <table:table-cell table:style-name="Таблица8.A1" office:value-type="string">
            <text:p text:style-name="P10">Organization:</text:p>
          </table:table-cell>
          <table:table-cell table:style-name="Таблица8.B1" office:value-type="string">
            <text:p text:style-name="P37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1"> (former OBS [</text:span></text:span><text:span text:style-name="Internet_20_link"><text:span text:style-name="T30">Object Builder Software</text:span></text:span><text:span text:style-name="Internet_20_link"><text:span text:style-name="T31">]</text:span></text:span><text:span text:style-name="Internet_20_link"><text:span text:style-name="T32">) </text:span></text:span><text:span text:style-name="Internet_20_link"><text:span text:style-name="T30">Bulgaria</text:span></text:span></text:p>
          </table:table-cell>
        </table:table-row>
        <table:table-row table:style-name="TableLine2149834556736">
          <table:table-cell table:style-name="Таблица8.A1" office:value-type="string">
            <text:p text:style-name="P10">Location:</text:p>
          </table:table-cell>
          <table:table-cell table:style-name="Таблица8.B1" office:value-type="string">
            <text:p text:style-name="P16">Sofia, Bulgaria</text:p>
          </table:table-cell>
        </table:table-row>
        <table:table-row table:style-name="TableLine2149834557824">
          <table:table-cell table:style-name="Таблица8.A1" office:value-type="string">
            <text:p text:style-name="P10">Team size:</text:p>
          </table:table-cell>
          <table:table-cell table:style-name="Таблица8.B1" office:value-type="string">
            <text:p text:style-name="P16">5-20 people</text:p>
          </table:table-cell>
        </table:table-row>
        <table:table-row table:style-name="TableLine2149834567344">
          <table:table-cell table:style-name="Таблица8.A1" office:value-type="string">
            <text:p text:style-name="P10">Duties:</text:p>
          </table:table-cell>
          <table:table-cell table:style-name="Таблица8.B1" office:value-type="string">
            <text:p text:style-name="P16">Software development in the insurance field.</text:p>
          </table:table-cell>
        </table:table-row>
      </table:table>
      <text:h text:style-name="P63" text:outline-level="3"><text:bookmark-start text:name="Xpeqt"/><text:soft-page-break/>May 2002<text:span text:style-name="T39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 table:style-name="TableLine2149834561632">
          <table:table-cell table:style-name="Таблица9.A1" office:value-type="string">
            <text:p text:style-name="P10">Position:</text:p>
          </table:table-cell>
          <table:table-cell table:style-name="Таблица9.B1" office:value-type="string">
            <text:p text:style-name="P22">C/C++ Programmer</text:p>
          </table:table-cell>
        </table:table-row>
        <table:table-row table:style-name="TableLine2149834581760">
          <table:table-cell table:style-name="Таблица9.A1" office:value-type="string">
            <text:p text:style-name="P10">Organization:</text:p>
          </table:table-cell>
          <table:table-cell table:style-name="Таблица9.B1" office:value-type="string">
            <text:p text:style-name="P35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 table:style-name="TableLine2149834580128">
          <table:table-cell table:style-name="Таблица9.A1" office:value-type="string">
            <text:p text:style-name="P10">Location:</text:p>
          </table:table-cell>
          <table:table-cell table:style-name="Таблица9.B1" office:value-type="string">
            <text:p text:style-name="P16">Sofia, Bulgaria</text:p>
          </table:table-cell>
        </table:table-row>
        <table:table-row table:style-name="TableLine2149834572512">
          <table:table-cell table:style-name="Таблица9.A1" office:value-type="string">
            <text:p text:style-name="P10">Team size:</text:p>
          </table:table-cell>
          <table:table-cell table:style-name="Таблица9.B1" office:value-type="string">
            <text:p text:style-name="P16">5 people</text:p>
          </table:table-cell>
        </table:table-row>
        <table:table-row table:style-name="TableLine2149834573328">
          <table:table-cell table:style-name="Таблица9.A1" office:value-type="string">
            <text:p text:style-name="P10">Duties:</text:p>
          </table:table-cell>
          <table:table-cell table:style-name="Таблица9.B1" office:value-type="string">
            <text:p text:style-name="P35"><text:span text:style-name="Default_20_Paragraph_20_Font"><text:span text:style-name="T7">Designing, coding, testing and documenting of a module (</text:span></text:span><text:span text:style-name="Default_20_Paragraph_20_Font"><text:span text:style-name="T9">plug-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 table:style-name="TableLine2149834579040">
          <table:table-cell table:style-name="Таблица9.A1" office:value-type="string">
            <text:p text:style-name="P10">Reason for leaving:</text:p>
          </table:table-cell>
          <table:table-cell table:style-name="Таблица9.B1" office:value-type="string">
            <text:p text:style-name="P16">Stuff cut down due to business stagnation.</text:p>
          </table:table-cell>
        </table:table-row>
      </table:table>
      <text:h text:style-name="P76" text:outline-level="3"><text:span text:style-name="T25">April</text:span><text:bookmark-start text:name="BIT"/><text:span text:style-name="T7"> 2001</text:span><text:span text:style-name="T23"> – </text:span><text:span text:style-name="T25">February</text:span><text:span text:style-name="T7"> 2002</text:span>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 table:style-name="TableLine2149834562448">
          <table:table-cell table:style-name="Таблица10.A1" office:value-type="string">
            <text:p text:style-name="P10">Position:</text:p>
          </table:table-cell>
          <table:table-cell table:style-name="Таблица10.B1" office:value-type="string">
            <text:p text:style-name="P22">Technical Collaborator</text:p>
          </table:table-cell>
        </table:table-row>
        <table:table-row table:style-name="TableLine2149834579312">
          <table:table-cell table:style-name="Таблица10.A1" office:value-type="string">
            <text:p text:style-name="P10">Organization:</text:p>
          </table:table-cell>
          <table:table-cell table:style-name="Таблица10.B1" office:value-type="string">
            <text:p text:style-name="P35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1"> (</text:span></text:span><text:span text:style-name="Internet_20_link"><text:span text:style-name="T30">Bulgarian Information Technologies</text:span></text:span><text:span text:style-name="Internet_20_link"><text:span text:style-name="T31">)</text:span></text:span></text:p>
          </table:table-cell>
        </table:table-row>
        <table:table-row table:style-name="TableLine2149834574416">
          <table:table-cell table:style-name="Таблица10.A1" office:value-type="string">
            <text:p text:style-name="P10">Location:</text:p>
          </table:table-cell>
          <table:table-cell table:style-name="Таблица10.B1" office:value-type="string">
            <text:p text:style-name="P16">Sofia, Bulgaria</text:p>
          </table:table-cell>
        </table:table-row>
        <table:table-row table:style-name="TableLine2149834571696">
          <table:table-cell table:style-name="Таблица10.A1" office:value-type="string">
            <text:p text:style-name="P10">Team size:</text:p>
          </table:table-cell>
          <table:table-cell table:style-name="Таблица10.B1" office:value-type="string">
            <text:p text:style-name="P16">8 people</text:p>
          </table:table-cell>
        </table:table-row>
        <table:table-row table:style-name="TableLine2149834580944">
          <table:table-cell table:style-name="Таблица10.A1" office:value-type="string">
            <text:p text:style-name="P10">Duties:</text:p>
          </table:table-cell>
          <table:table-cell table:style-name="Таблица10.B1" office:value-type="string">
            <text:p text:style-name="P16">Technical support of the company's clients and writing of Perl scripts for the company's servers.</text:p>
          </table:table-cell>
        </table:table-row>
      </table:table>
      <text:h text:style-name="Heading_20_3" text:outline-level="3"><text:span text:style-name="T62">S</text:span><text:span text:style-name="T63">eptember</text:span><text:bookmark-start text:name="BIT1"/> 200<text:span text:style-name="T61">0 – </text:span><text:span text:style-name="T62">J</text:span><text:span text:style-name="T63">anuary</text:span> 200<text:bookmark-end text:name="BIT1"/><text:span text:style-name="T61">1</text:span></text:h>
      <table:table table:name="Таблица17" table:style-name="Таблица17">
        <table:table-column table:style-name="Таблица17.A"/>
        <table:table-column table:style-name="Таблица17.B"/>
        <table:table-row table:style-name="TableLine2149834574144">
          <table:table-cell table:style-name="Таблица17.A1" office:value-type="string">
            <text:p text:style-name="P13">Position:</text:p>
          </table:table-cell>
          <table:table-cell table:style-name="Таблица17.B1" office:value-type="string">
            <text:p text:style-name="P26">System administrator</text:p>
          </table:table-cell>
        </table:table-row>
        <table:table-row table:style-name="TableLine2149834575504">
          <table:table-cell table:style-name="Таблица17.A1" office:value-type="string">
            <text:p text:style-name="P13">Organization:</text:p>
          </table:table-cell>
          <table:table-cell table:style-name="Таблица17.B1" office:value-type="string">
            <text:p text:style-name="P39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1"> (</text:span></text:span><text:span text:style-name="Internet_20_link"><text:span text:style-name="T30">Bulgarian Information Technologies</text:span></text:span><text:span text:style-name="Internet_20_link"><text:span text:style-name="T31">)</text:span></text:span></text:p>
          </table:table-cell>
        </table:table-row>
        <table:table-row table:style-name="TableLine2149834579856">
          <table:table-cell table:style-name="Таблица17.A1" office:value-type="string">
            <text:p text:style-name="P13">Location:</text:p>
          </table:table-cell>
          <table:table-cell table:style-name="Таблица17.B1" office:value-type="string">
            <text:p text:style-name="P21">Sofia, Bulgaria</text:p>
          </table:table-cell>
        </table:table-row>
        <table:table-row table:style-name="TableLine2149834582032">
          <table:table-cell table:style-name="Таблица17.A1" office:value-type="string">
            <text:p text:style-name="P13">Team size:</text:p>
          </table:table-cell>
          <table:table-cell table:style-name="Таблица17.B1" office:value-type="string">
            <text:p text:style-name="P21"><text:span text:style-name="T60">5</text:span> people</text:p>
          </table:table-cell>
        </table:table-row>
        <table:table-row table:style-name="TableLine2149834575232">
          <table:table-cell table:style-name="Таблица17.A1" office:value-type="string">
            <text:p text:style-name="P13">Duties:</text:p>
          </table:table-cell>
          <table:table-cell table:style-name="Таблица17.B1" office:value-type="string">
            <text:p text:style-name="P21">Administration of Windows PC<text:span text:style-name="T64">s</text:span> <text:span text:style-name="T61">and printers</text:span> <text:span text:style-name="T61">on</text:span> a local network (LAN).</text:p>
          </table:table-cell>
        </table:table-row>
      </table:table>
      <text:h text:style-name="P60" text:outline-level="2">Sample Projects<text:tab/></text:h>
      <text:h text:style-name="P73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 table:style-name="TableLine2149834582304">
          <table:table-cell table:style-name="Таблица15.A1" office:value-type="string">
            <text:p text:style-name="P12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33">System for </text:span></text:span><text:span text:style-name="Strong_20_Emphasis"><text:span text:style-name="T30">M</text:span></text:span><text:span text:style-name="Strong_20_Emphasis"><text:span text:style-name="T33">anagement of Modifications, Patches and Installations (MMPI)</text:span></text:span></text:p>
          </table:table-cell>
        </table:table-row>
        <table:table-row table:style-name="TableLine2149834573600">
          <table:table-cell table:style-name="Таблица15.A1" office:value-type="string">
            <text:p text:style-name="P12">Description:</text:p>
          </table:table-cell>
          <table:table-cell table:style-name="Таблица15.B1" office:value-type="string">
            <text:p text:style-name="P19"><text:span text:style-name="T36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 table:style-name="TableLine2149834573872">
          <table:table-cell table:style-name="Таблица15.A1" office:value-type="string">
            <text:p text:style-name="P12">Duration:</text:p>
          </table:table-cell>
          <table:table-cell table:style-name="Таблица15.B1" office:value-type="string">
            <text:p text:style-name="P19">4 <text:span text:style-name="T36">years and 3 months</text:span></text:p>
          </table:table-cell>
        </table:table-row>
        <table:table-row table:style-name="TableLine2149834574688">
          <table:table-cell table:style-name="Таблица15.A1" office:value-type="string">
            <text:p text:style-name="P12">Technologies used:</text:p>
          </table:table-cell>
          <table:table-cell table:style-name="Таблица15.B1" office:value-type="string">
            <text:p text:style-name="P38"><text:span text:style-name="Default_20_Paragraph_20_Font"><text:span text:style-name="T10">Linux, MySQL, Perl</text:span></text:span></text:p>
          </table:table-cell>
        </table:table-row>
        <table:table-row table:style-name="TableLine2149834571968">
          <table:table-cell table:style-name="Таблица15.A1" office:value-type="string">
            <text:p text:style-name="P12">Position:</text:p>
          </table:table-cell>
          <table:table-cell table:style-name="Таблица15.B1" office:value-type="string">
            <text:p text:style-name="P29">Database Architect, Project Manager</text:p>
          </table:table-cell>
        </table:table-row>
        <table:table-row table:style-name="TableLine2149834583120">
          <table:table-cell table:style-name="Таблица15.A1" office:value-type="string">
            <text:p text:style-name="P12">Team size:</text:p>
          </table:table-cell>
          <table:table-cell table:style-name="Таблица15.B1" office:value-type="string">
            <text:p text:style-name="P29">5-10 people</text:p>
          </table:table-cell>
        </table:table-row>
        <table:table-row table:style-name="TableLine2149834577136">
          <table:table-cell table:style-name="Таблица15.A1" office:value-type="string">
            <text:p text:style-name="P12"><text:span text:style-name="T43">Organization</text:span>:</text:p>
          </table:table-cell>
          <table:table-cell table:style-name="Таблица15.B1" office:value-type="string">
            <text:p text:style-name="P42"><text:a xlink:type="simple" xlink:href="#Codix_DevM" text:style-name="Internet_20_link" text:visited-style-name="Visited_20_Internet_20_Link"><text:span text:style-name="Internet_20_link"><text:span text:style-name="T10">Codix Bulgaria</text:span></text:span></text:a></text:p>
          </table:table-cell>
        </table:table-row>
        <table:table-row table:style-name="TableLine2149834583392">
          <table:table-cell table:style-name="Таблица15.A1" office:value-type="string">
            <text:p text:style-name="P12"><text:span text:style-name="T43">Organization’s</text:span> description:</text:p>
          </table:table-cell>
          <table:table-cell table:style-name="Таблица15.B1" office:value-type="string">
            <text:p text:style-name="P19">CODIX is the software company <text:span text:style-name="T36">behind</text:span> <text:span text:style-name="T37">i</text:span>MX – the event-driven enterprise management system, <text:span text:style-name="T36">which</text:span> <text:span text:style-name="T36">is</text:span> the leading software in <text:span text:style-name="T36">industries such as Debt Collection, Commercial Finance, Factoring, Asset-Based Lending and Trade Finance</text:span>.</text:p>
          </table:table-cell>
        </table:table-row>
      </table:table>
      <text:h text:style-name="P67" text:outline-level="3"/>
      <text:h text:style-name="P77" text:outline-level="3">June 2002<text:span text:style-name="T39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 table:style-name="TableLine2149834582576">
          <table:table-cell table:style-name="Таблица12.A1" office:value-type="string">
            <text:p text:style-name="P10">Name:</text:p>
          </table:table-cell>
          <table:table-cell table:style-name="Таблица12.B1" office:value-type="string">
            <text:p text:style-name="P35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1">EP-12</text:span></text:span></text:a></text:p>
          </table:table-cell>
        </table:table-row>
        <table:table-row table:style-name="TableLine2149834578496">
          <table:table-cell table:style-name="Таблица12.A1" office:value-type="string">
            <text:p text:style-name="P10">Description:</text:p>
          </table:table-cell>
          <table:table-cell table:style-name="Таблица12.B1" office:value-type="string">
            <text:p text:style-name="P16">EP-12 is Ellipsometric Porosimeter and has the capability of measuring 200 and 300 mm wafers.</text:p>
          </table:table-cell>
        </table:table-row>
        <table:table-row table:style-name="TableLine2149834571152">
          <table:table-cell table:style-name="Таблица12.A1" office:value-type="string">
            <text:p text:style-name="P10">Duration:</text:p>
          </table:table-cell>
          <table:table-cell table:style-name="Таблица12.B1" office:value-type="string">
            <text:p text:style-name="P16">4 months</text:p>
          </table:table-cell>
        </table:table-row>
        <table:table-row table:style-name="TableLine2149834574960">
          <table:table-cell table:style-name="Таблица12.A1" office:value-type="string">
            <text:p text:style-name="P10">Technologies used:</text:p>
          </table:table-cell>
          <table:table-cell table:style-name="Таблица12.B1" office:value-type="string">
            <text:p text:style-name="P35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 table:style-name="TableLine2149834576864">
          <table:table-cell table:style-name="Таблица12.A1" office:value-type="string">
            <text:p text:style-name="P10">Position:</text:p>
          </table:table-cell>
          <table:table-cell table:style-name="Таблица12.B1" office:value-type="string">
            <text:p text:style-name="P16">C/C++ Programmer</text:p>
          </table:table-cell>
        </table:table-row>
        <table:table-row table:style-name="TableLine2149834571424">
          <table:table-cell table:style-name="Таблица12.A1" office:value-type="string">
            <text:p text:style-name="P10">Team size:</text:p>
          </table:table-cell>
          <table:table-cell table:style-name="Таблица12.B1" office:value-type="string">
            <text:p text:style-name="P16">about 25 people</text:p>
          </table:table-cell>
        </table:table-row>
        <table:table-row table:style-name="TableLine2149834577408">
          <table:table-cell table:style-name="Таблица12.A1" office:value-type="string">
            <text:p text:style-name="P10"><text:span text:style-name="T43">Organization</text:span>:</text:p>
          </table:table-cell>
          <table:table-cell table:style-name="Таблица12.B1" office:value-type="string">
            <text:p text:style-name="P35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 table:style-name="TableLine2149834578224">
          <table:table-cell table:style-name="Таблица12.A1" office:value-type="string">
            <text:p text:style-name="P10"><text:span text:style-name="T43">Organization’s</text:span> description:</text:p>
          </table:table-cell>
          <table:table-cell table:style-name="Таблица12.B1" office:value-type="string">
            <text:p text:style-name="P20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68" text:outline-level="3">March 200<text:span text:style-name="T58">5</text:span> – Present</text:h>
      <table:table table:name="Таблица11" table:style-name="Таблица11">
        <table:table-column table:style-name="Таблица11.A"/>
        <table:table-column table:style-name="Таблица11.B"/>
        <table:table-row table:style-name="TableLine2149834572240">
          <table:table-cell table:style-name="Таблица11.A1" office:value-type="string">
            <text:p text:style-name="P12">Name:</text:p>
          </table:table-cell>
          <table:table-cell table:style-name="Таблица11.B1" office:value-type="string">
            <text:p text:style-name="P7"><text:a xlink:type="simple" xlink:href="https://sotirov-bg.net/slackpack/" text:style-name="Internet_20_link" text:visited-style-name="Visited_20_Internet_20_Link"><text:span text:style-name="Internet_20_link"><text:span text:style-name="T47">SlackPack</text:span></text:span></text:a></text:p>
          </table:table-cell>
        </table:table-row>
        <table:table-row table:style-name="TableLine2149834534976">
          <table:table-cell table:style-name="Таблица11.A1" office:value-type="string">
            <text:p text:style-name="P12">Description:</text:p>
          </table:table-cell>
          <table:table-cell table:style-name="Таблица11.B1" office:value-type="string">
            <text:p text:style-name="P6"><text:span text:style-name="T44">Software packages for </text:span><text:a xlink:type="simple" xlink:href="http://slackware.com/" text:style-name="Internet_20_link" text:visited-style-name="Visited_20_Internet_20_Link"><text:span text:style-name="Internet_20_link"><text:span text:style-name="T44">Slackware Linux</text:span></text:span></text:a><text:span text:style-name="T44"> OS and </text:span><text:span text:style-name="T48">front-end </text:span><text:span text:style-name="T44">web site</text:span></text:p>
          </table:table-cell>
        </table:table-row>
        <table:table-row table:style-name="TableLine2149834525728">
          <table:table-cell table:style-name="Таблица11.A1" office:value-type="string">
            <text:p text:style-name="P12">Duration:</text:p>
          </table:table-cell>
          <table:table-cell table:style-name="Таблица11.B1" office:value-type="string">
            <text:p text:style-name="P19"><text:span text:style-name="T58">More than </text:span>1<text:span text:style-name="T59">4</text:span> years</text:p>
          </table:table-cell>
        </table:table-row>
        <table:table-row table:style-name="TableLine2149834533888">
          <table:table-cell table:style-name="Таблица11.A1" office:value-type="string">
            <text:p text:style-name="P12">Technologies used:</text:p>
          </table:table-cell>
          <table:table-cell table:style-name="Таблица11.B1" office:value-type="string">
            <text:p text:style-name="P38"><text:span text:style-name="Default_20_Paragraph_20_Font"><text:span text:style-name="T14">Perl, </text:span></text:span><text:span text:style-name="Default_20_Paragraph_20_Font"><text:span text:style-name="T7">MySQL, (X)HTML, CSS, Shell scripting, </text:span></text:span><text:span text:style-name="Default_20_Paragraph_20_Font"><text:span text:style-name="T14">VMware, qemu</text:span></text:span></text:p>
          </table:table-cell>
        </table:table-row>
        <table:table-row table:style-name="TableLine2149834520832">
          <table:table-cell table:style-name="Таблица11.A1" office:value-type="string">
            <text:p text:style-name="P12">Position:</text:p>
          </table:table-cell>
          <table:table-cell table:style-name="Таблица11.B1" office:value-type="string">
            <text:p text:style-name="P19">Database architect, Software <text:span text:style-name="T29">D</text:span>eveloper and <text:span text:style-name="T29">System</text:span> Administrator</text:p>
          </table:table-cell>
        </table:table-row>
        <table:table-row table:style-name="TableLine2149834520016">
          <table:table-cell table:style-name="Таблица11.A1" office:value-type="string">
            <text:p text:style-name="P12">Team size:</text:p>
          </table:table-cell>
          <table:table-cell table:style-name="Таблица11.B1" office:value-type="string">
            <text:p text:style-name="P30">Single person</text:p>
          </table:table-cell>
        </table:table-row>
        <table:table-row table:style-name="TableLine2149834519744">
          <table:table-cell table:style-name="Таблица11.A1" office:value-type="string">
            <text:p text:style-name="P12"><text:span text:style-name="T43">Organization</text:span>:</text:p>
          </table:table-cell>
          <table:table-cell table:style-name="Таблица11.B1" office:value-type="string">
            <text:p text:style-name="P31">Personal project</text:p>
          </table:table-cell>
        </table:table-row>
      </table:table>
      <text:p text:style-name="P48"><text:span text:style-name="Citation"><text:span text:style-name="T15"/></text:span></text:p>
      <text:p text:style-name="P48"><text:span text:style-name="Citation"><text:span text:style-name="T16">See also </text:span></text:span><text:a xlink:type="simple" xlink:href="https://github.com/gdsotirov" text:style-name="Internet_20_link" text:visited-style-name="Visited_20_Internet_20_Link"><text:span text:style-name="Internet_20_link"><text:span text:style-name="T17">GitHub profile</text:span></text:span></text:a><text:span text:style-name="Citation"><text:span text:style-name="T16"> and </text:span></text:span><text:a xlink:type="simple" xlink:href="http://sotirov-bg.net/~gsotirov/projects/" text:style-name="Internet_20_link" text:visited-style-name="Visited_20_Internet_20_Link"><text:span text:style-name="Internet_20_link"><text:span text:style-name="T17">other personal projects</text:span></text:span></text:a><text:span text:style-name="Citation"><text:span text:style-name="T17">.</text:span></text:span></text:p>
      <text:h text:style-name="P58" text:outline-level="2">References<text:tab/></text:h>
      <text:list xml:id="list2418745275" text:style-name="WW8Num2">
        <text:list-item>
          <text:p text:style-name="P78"><text:span text:style-name="Default_20_Paragraph_20_Font"><text:span text:style-name="T7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44">Xpeqt</text:span></text:span></text:a><text:span text:style-name="Default_20_Paragraph_20_Font"><text:span text:style-name="T7">;</text:span></text:span></text:p>
        </text:list-item>
        <text:list-item>
          <text:p text:style-name="P79"><text:span text:style-name="Default_20_Paragraph_20_Font"><text:span text:style-name="T7">From </text:span></text:span><text:a xlink:type="simple" xlink:href="#OBS1" text:style-name="Internet_20_link" text:visited-style-name="Visited_20_Internet_20_Link"><text:span text:style-name="Internet_20_link"><text:span text:style-name="T18">CSC</text:span></text:span></text:a><text:span text:style-name="Default_20_Paragraph_20_Font"><text:span text:style-name="T18"> (former Object Builder Software</text:span></text:span><text:span text:style-name="Default_20_Paragraph_20_Font"><text:span text:style-name="T19">)</text:span></text:span><text:span text:style-name="Default_20_Paragraph_20_Font"><text:span text:style-name="T18"> Bulgaria.</text:span></text:span></text:p>
        </text:list-item>
      </text:list>
      <text:p text:style-name="Text_20_body"><text:span text:style-name="Default_20_Paragraph_20_Font"><text:span text:style-name="T11">Note</text:span></text:span><text:span text:style-name="Default_20_Paragraph_20_Font"><text:span text:style-name="T7">: References </text:span></text:span><text:span text:style-name="Default_20_Paragraph_20_Font"><text:span text:style-name="T20">are </text:span></text:span><text:span text:style-name="Default_20_Paragraph_20_Font"><text:span text:style-name="T7">available on request.</text:span></text:span></text:p>
      <text:p text:style-name="P3"/>
      <text:p text:style-name="P3"/>
      <text:p text:style-name="P3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20-11-22T17:14:57.533999872">2020-11-22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orphans="2" fo:widows="2" fo:hyphenation-ladder-count="no-limit" fo:background-color="transparent" style:writing-mode="lr-tb"/>
      <style:text-properties fo:language="en" fo:country="GB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style:contextual-spacing="false" fo:hyphenation-ladder-count="no-limit" style:writing-mode="lr-tb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hyphenation-ladder-count="no-limit" style:writing-mode="lr-tb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style:contextual-spacing="false" fo:hyphenation-ladder-count="no-limit" style:writing-mode="lr-tb"/>
      <style:text-properties style:font-name="Arial2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baseline"/>
      <style:text-properties style:font-name="Times New Roman" fo:font-family="'Times New Roman'" style:font-family-generic="roman" style:font-pitch="variable" fo:font-size="12pt" fo:language="bg" fo:country="BG" style:letter-kerning="true" style:font-name-asian="Lucida Sans Unicode" style:font-family-asian="'Lucida Sans Unicode'" style:font-family-generic-asian="swiss" style:font-pitch-asian="variable" style:font-size-asian="12pt" style:language-asian="bg" style:country-asian="BG" style:font-name-complex="Times New Roman1" style:font-family-complex="'Times New Roman'" style:font-family-generic-complex="swiss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font-name="Arial3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style:header-first>
        <text:p text:style-name="Header_20_left"/>
      </style:header-first>
      <style:footer>
        <text:p text:style-name="MP1"><text:span text:style-name="MT2">Page </text:span><text:page-number text:select-page="current">5</text:page-number><text:s/>of <text:page-count>5</text:page-count></text:p>
      </style:footer>
      <style:footer-first>
        <text:p text:style-name="MP1"><text:span text:style-name="MT2">Page </text:span><text:page-number text:select-page="current">1</text:page-number><text:s/>of <text:page-count>5</text:page-count></text:p>
      </style:footer-first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title>George Sotirov's Curriculum Vitae</dc:title>
    <dc:subject>CV</dc:subject>
    <meta:initial-creator>Georgi Sotirov</meta:initial-creator>
    <meta:creation-date>2005-08-28T19:42:00Z</meta:creation-date>
    <dc:date>2020-11-22T17:14:57.117000000</dc:date>
    <meta:editing-cycles>195</meta:editing-cycles>
    <meta:editing-duration>PT7H32M19S</meta:editing-duration>
    <meta:document-statistic meta:table-count="19" meta:image-count="0" meta:object-count="0" meta:page-count="5" meta:paragraph-count="260" meta:word-count="900" meta:character-count="6598" meta:non-whitespace-character-count="593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